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28521.231135" calcext:value-type="float">
            <text:p>28521.231135</text:p>
          </table:table-cell>
          <table:table-cell table:formula="of:=[.H2]/24/365" office:value-type="float" office:value="3.25584830308219" calcext:value-type="float">
            <text:p>3.25584830308219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072.982" calcext:value-type="float">
            <text:p>4072.9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1528" calcext:value-type="float">
            <text:p>56.21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2825" calcext:value-type="float">
            <text:p>63.28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82889" calcext:value-type="float">
            <text:p>58.8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4861" calcext:value-type="float">
            <text:p>59.84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575" calcext:value-type="float">
            <text:p>61.85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65167" calcext:value-type="float">
            <text:p>58.65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78" calcext:value-type="float">
            <text:p>60.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41778" calcext:value-type="float">
            <text:p>56.4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79444" calcext:value-type="float">
            <text:p>53.7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1333" calcext:value-type="float">
            <text:p>54.3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3556" calcext:value-type="float">
            <text:p>54.33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27528" calcext:value-type="float">
            <text:p>54.27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67056" calcext:value-type="float">
            <text:p>53.67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98528" calcext:value-type="float">
            <text:p>53.98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13583" calcext:value-type="float">
            <text:p>62.13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5.66778" calcext:value-type="float">
            <text:p>65.6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07139" calcext:value-type="float">
            <text:p>56.07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4.92944" calcext:value-type="float">
            <text:p>64.9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66861" calcext:value-type="float">
            <text:p>57.66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67889" calcext:value-type="float">
            <text:p>62.67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1833" calcext:value-type="float">
            <text:p>61.81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45611" calcext:value-type="float">
            <text:p>61.45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33389" calcext:value-type="float">
            <text:p>57.33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35" calcext:value-type="float">
            <text:p>61.3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8306" calcext:value-type="float">
            <text:p>61.88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12861" calcext:value-type="float">
            <text:p>59.1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6.68722" calcext:value-type="float">
            <text:p>66.68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9.62861" calcext:value-type="float">
            <text:p>49.6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09667" calcext:value-type="float">
            <text:p>63.09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22889" calcext:value-type="float">
            <text:p>50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10333" calcext:value-type="float">
            <text:p>56.10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58556" calcext:value-type="float">
            <text:p>55.58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24583" calcext:value-type="float">
            <text:p>62.2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2583" calcext:value-type="float">
            <text:p>56.52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90667" calcext:value-type="float">
            <text:p>50.90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84972" calcext:value-type="float">
            <text:p>55.84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16056" calcext:value-type="float">
            <text:p>53.1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6361" calcext:value-type="float">
            <text:p>56.5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2.04278" calcext:value-type="float">
            <text:p>52.0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33917" calcext:value-type="float">
            <text:p>59.33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90556" calcext:value-type="float">
            <text:p>55.9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96278" calcext:value-type="float">
            <text:p>58.9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06194" calcext:value-type="float">
            <text:p>59.0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21167" calcext:value-type="float">
            <text:p>59.2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95917" calcext:value-type="float">
            <text:p>60.95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2.51778" calcext:value-type="float">
            <text:p>42.5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8972" calcext:value-type="float">
            <text:p>56.2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8222" calcext:value-type="float">
            <text:p>59.88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25722" calcext:value-type="float">
            <text:p>57.25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5111" calcext:value-type="float">
            <text:p>56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7" calcext:value-type="float">
            <text:p>28345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37361" calcext:value-type="float">
            <text:p>56.3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8" calcext:value-type="float">
            <text:p>28345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25111" calcext:value-type="float">
            <text:p>61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9" calcext:value-type="float">
            <text:p>28345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861" calcext:value-type="float">
            <text:p>62.6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0" calcext:value-type="float">
            <text:p>28346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306" calcext:value-type="float">
            <text:p>58.62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1" calcext:value-type="float">
            <text:p>28346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975" calcext:value-type="float">
            <text:p>61.9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2" calcext:value-type="float">
            <text:p>28346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7806" calcext:value-type="float">
            <text:p>62.37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3" calcext:value-type="float">
            <text:p>28346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0222" calcext:value-type="float">
            <text:p>62.90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4" calcext:value-type="float">
            <text:p>28346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7722" calcext:value-type="float">
            <text:p>60.47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5" calcext:value-type="float">
            <text:p>28346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725" calcext:value-type="float">
            <text:p>57.47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6" calcext:value-type="float">
            <text:p>28346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5278" calcext:value-type="float">
            <text:p>63.85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7" calcext:value-type="float">
            <text:p>28346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9944" calcext:value-type="float">
            <text:p>62.19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8" calcext:value-type="float">
            <text:p>28346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955" calcext:value-type="float">
            <text:p>65.95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9" calcext:value-type="float">
            <text:p>28346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5.82361" calcext:value-type="float">
            <text:p>45.82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0" calcext:value-type="float">
            <text:p>28347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528" calcext:value-type="float">
            <text:p>56.88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1" calcext:value-type="float">
            <text:p>28347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6722" calcext:value-type="float">
            <text:p>50.36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2" calcext:value-type="float">
            <text:p>28347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444" calcext:value-type="float">
            <text:p>62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3" calcext:value-type="float">
            <text:p>28347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2583" calcext:value-type="float">
            <text:p>58.42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4" calcext:value-type="float">
            <text:p>28347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7528" calcext:value-type="float">
            <text:p>61.07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5" calcext:value-type="float">
            <text:p>28347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222" calcext:value-type="float">
            <text:p>62.62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6" calcext:value-type="float">
            <text:p>28347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9806" calcext:value-type="float">
            <text:p>56.49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7" calcext:value-type="float">
            <text:p>28347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8889" calcext:value-type="float">
            <text:p>60.88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8" calcext:value-type="float">
            <text:p>28347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02083" calcext:value-type="float">
            <text:p>64.02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9" calcext:value-type="float">
            <text:p>28347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2194" calcext:value-type="float">
            <text:p>58.821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0" calcext:value-type="float">
            <text:p>28348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7889" calcext:value-type="float">
            <text:p>59.67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1" calcext:value-type="float">
            <text:p>28348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4278" calcext:value-type="float">
            <text:p>54.64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2" calcext:value-type="float">
            <text:p>28348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2889" calcext:value-type="float">
            <text:p>54.62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3" calcext:value-type="float">
            <text:p>28348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361" calcext:value-type="float">
            <text:p>61.8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4" calcext:value-type="float">
            <text:p>28348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472" calcext:value-type="float">
            <text:p>54.30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5" calcext:value-type="float">
            <text:p>28348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8611" calcext:value-type="float">
            <text:p>60.286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6" calcext:value-type="float">
            <text:p>2834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7" calcext:value-type="float">
            <text:p>283487</text:p>
          </table:table-cell>
          <table:table-cell office:value-type="float" office:value="50.04083" calcext:value-type="float">
            <text:p>50.04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8" calcext:value-type="float">
            <text:p>283488</text:p>
          </table:table-cell>
          <table:table-cell office:value-type="float" office:value="39.25139" calcext:value-type="float">
            <text:p>39.2513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9" calcext:value-type="float">
            <text:p>283489</text:p>
          </table:table-cell>
          <table:table-cell office:value-type="float" office:value="39.23556" calcext:value-type="float">
            <text:p>39.235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0" calcext:value-type="float">
            <text:p>283490</text:p>
          </table:table-cell>
          <table:table-cell office:value-type="float" office:value="48.38667" calcext:value-type="float">
            <text:p>48.38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1" calcext:value-type="float">
            <text:p>283491</text:p>
          </table:table-cell>
          <table:table-cell office:value-type="float" office:value="43.24806" calcext:value-type="float">
            <text:p>43.2480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2" calcext:value-type="float">
            <text:p>283492</text:p>
          </table:table-cell>
          <table:table-cell office:value-type="float" office:value="44.95472" calcext:value-type="float">
            <text:p>44.95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3" calcext:value-type="float">
            <text:p>283493</text:p>
          </table:table-cell>
          <table:table-cell office:value-type="float" office:value="50.27972" calcext:value-type="float">
            <text:p>50.279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4" calcext:value-type="float">
            <text:p>283494</text:p>
          </table:table-cell>
          <table:table-cell office:value-type="float" office:value="48.55111" calcext:value-type="float">
            <text:p>48.551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5" calcext:value-type="float">
            <text:p>283495</text:p>
          </table:table-cell>
          <table:table-cell office:value-type="float" office:value="50.39972" calcext:value-type="float">
            <text:p>50.399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6" calcext:value-type="float">
            <text:p>283496</text:p>
          </table:table-cell>
          <table:table-cell office:value-type="float" office:value="48.44056" calcext:value-type="float">
            <text:p>48.440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7" calcext:value-type="float">
            <text:p>283497</text:p>
          </table:table-cell>
          <table:table-cell office:value-type="float" office:value="48.40472" calcext:value-type="float">
            <text:p>48.40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8" calcext:value-type="float">
            <text:p>283498</text:p>
          </table:table-cell>
          <table:table-cell office:value-type="float" office:value="48.31472" calcext:value-type="float">
            <text:p>48.31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9" calcext:value-type="float">
            <text:p>283499</text:p>
          </table:table-cell>
          <table:table-cell office:value-type="float" office:value="48.34889" calcext:value-type="float">
            <text:p>48.348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0" calcext:value-type="float">
            <text:p>283500</text:p>
          </table:table-cell>
          <table:table-cell office:value-type="float" office:value="48.42" calcext:value-type="float">
            <text:p>48.4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1" calcext:value-type="float">
            <text:p>283501</text:p>
          </table:table-cell>
          <table:table-cell office:value-type="float" office:value="45.41528" calcext:value-type="float">
            <text:p>45.415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2" calcext:value-type="float">
            <text:p>283502</text:p>
          </table:table-cell>
          <table:table-cell office:value-type="float" office:value="50.76472" calcext:value-type="float">
            <text:p>50.76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3" calcext:value-type="float">
            <text:p>283503</text:p>
          </table:table-cell>
          <table:table-cell office:value-type="float" office:value="49.95472" calcext:value-type="float">
            <text:p>49.95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4" calcext:value-type="float">
            <text:p>283504</text:p>
          </table:table-cell>
          <table:table-cell office:value-type="float" office:value="50.47222" calcext:value-type="float">
            <text:p>50.472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5" calcext:value-type="float">
            <text:p>283505</text:p>
          </table:table-cell>
          <table:table-cell office:value-type="float" office:value="47.62611" calcext:value-type="float">
            <text:p>47.626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6" calcext:value-type="float">
            <text:p>283506</text:p>
          </table:table-cell>
          <table:table-cell office:value-type="float" office:value="41.12861" calcext:value-type="float">
            <text:p>41.128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7" calcext:value-type="float">
            <text:p>283507</text:p>
          </table:table-cell>
          <table:table-cell office:value-type="float" office:value="41.72028" calcext:value-type="float">
            <text:p>41.720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8" calcext:value-type="float">
            <text:p>283508</text:p>
          </table:table-cell>
          <table:table-cell office:value-type="float" office:value="40.88111" calcext:value-type="float">
            <text:p>40.881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9" calcext:value-type="float">
            <text:p>283509</text:p>
          </table:table-cell>
          <table:table-cell office:value-type="float" office:value="41.71083" calcext:value-type="float">
            <text:p>41.71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0" calcext:value-type="float">
            <text:p>283510</text:p>
          </table:table-cell>
          <table:table-cell office:value-type="float" office:value="40.88167" calcext:value-type="float">
            <text:p>40.88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1" calcext:value-type="float">
            <text:p>283511</text:p>
          </table:table-cell>
          <table:table-cell office:value-type="float" office:value="37.69083" calcext:value-type="float">
            <text:p>37.69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2" calcext:value-type="float">
            <text:p>283512</text:p>
          </table:table-cell>
          <table:table-cell office:value-type="float" office:value="38.25806" calcext:value-type="float">
            <text:p>38.2580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3" calcext:value-type="float">
            <text:p>283513</text:p>
          </table:table-cell>
          <table:table-cell office:value-type="float" office:value="43.84889" calcext:value-type="float">
            <text:p>43.848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4" calcext:value-type="float">
            <text:p>283514</text:p>
          </table:table-cell>
          <table:table-cell office:value-type="float" office:value="45.35444" calcext:value-type="float">
            <text:p>45.3544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5" calcext:value-type="float">
            <text:p>283515</text:p>
          </table:table-cell>
          <table:table-cell office:value-type="float" office:value="37.70611" calcext:value-type="float">
            <text:p>37.706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6" calcext:value-type="float">
            <text:p>283516</text:p>
          </table:table-cell>
          <table:table-cell office:value-type="float" office:value="37.62583" calcext:value-type="float">
            <text:p>37.625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7" calcext:value-type="float">
            <text:p>283517</text:p>
          </table:table-cell>
          <table:table-cell office:value-type="float" office:value="37.72417" calcext:value-type="float">
            <text:p>37.7241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8" calcext:value-type="float">
            <text:p>283518</text:p>
          </table:table-cell>
          <table:table-cell office:value-type="float" office:value="37.69194" calcext:value-type="float">
            <text:p>37.6919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9" calcext:value-type="float">
            <text:p>283519</text:p>
          </table:table-cell>
          <table:table-cell office:value-type="float" office:value="37.68722" calcext:value-type="float">
            <text:p>37.687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0" calcext:value-type="float">
            <text:p>283520</text:p>
          </table:table-cell>
          <table:table-cell office:value-type="float" office:value="38.23861" calcext:value-type="float">
            <text:p>38.238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1" calcext:value-type="float">
            <text:p>283521</text:p>
          </table:table-cell>
          <table:table-cell office:value-type="float" office:value="37.67667" calcext:value-type="float">
            <text:p>37.67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2" calcext:value-type="float">
            <text:p>283522</text:p>
          </table:table-cell>
          <table:table-cell office:value-type="float" office:value="37.62722" calcext:value-type="float">
            <text:p>37.627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3" calcext:value-type="float">
            <text:p>283523</text:p>
          </table:table-cell>
          <table:table-cell office:value-type="float" office:value="37.67889" calcext:value-type="float">
            <text:p>37.678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4" calcext:value-type="float">
            <text:p>283524</text:p>
          </table:table-cell>
          <table:table-cell office:value-type="float" office:value="37.69194" calcext:value-type="float">
            <text:p>37.6919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5" calcext:value-type="float">
            <text:p>283525</text:p>
          </table:table-cell>
          <table:table-cell office:value-type="float" office:value="41.54389" calcext:value-type="float">
            <text:p>41.543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6" calcext:value-type="float">
            <text:p>283526</text:p>
          </table:table-cell>
          <table:table-cell office:value-type="float" office:value="37.75222" calcext:value-type="float">
            <text:p>37.752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7" calcext:value-type="float">
            <text:p>283527</text:p>
          </table:table-cell>
          <table:table-cell office:value-type="float" office:value="37.71972" calcext:value-type="float">
            <text:p>37.719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8" calcext:value-type="float">
            <text:p>283528</text:p>
          </table:table-cell>
          <table:table-cell office:value-type="float" office:value="39.96167" calcext:value-type="float">
            <text:p>39.96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9" calcext:value-type="float">
            <text:p>283529</text:p>
          </table:table-cell>
          <table:table-cell office:value-type="float" office:value="45.91083" calcext:value-type="float">
            <text:p>45.91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0" calcext:value-type="float">
            <text:p>283530</text:p>
          </table:table-cell>
          <table:table-cell office:value-type="float" office:value="51.62667" calcext:value-type="float">
            <text:p>51.62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1" calcext:value-type="float">
            <text:p>283531</text:p>
          </table:table-cell>
          <table:table-cell office:value-type="float" office:value="51.75028" calcext:value-type="float">
            <text:p>51.750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2" calcext:value-type="float">
            <text:p>283532</text:p>
          </table:table-cell>
          <table:table-cell office:value-type="float" office:value="37.71556" calcext:value-type="float">
            <text:p>37.715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3" calcext:value-type="float">
            <text:p>283533</text:p>
          </table:table-cell>
          <table:table-cell office:value-type="float" office:value="49.35333" calcext:value-type="float">
            <text:p>49.3533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4" calcext:value-type="float">
            <text:p>283534</text:p>
          </table:table-cell>
          <table:table-cell office:value-type="float" office:value="48.45056" calcext:value-type="float">
            <text:p>48.450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5" calcext:value-type="float">
            <text:p>283535</text:p>
          </table:table-cell>
          <table:table-cell office:value-type="float" office:value="40.26528" calcext:value-type="float">
            <text:p>40.265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6" calcext:value-type="float">
            <text:p>283536</text:p>
          </table:table-cell>
          <table:table-cell office:value-type="float" office:value="37.09389" calcext:value-type="float">
            <text:p>37.093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7" calcext:value-type="float">
            <text:p>283537</text:p>
          </table:table-cell>
          <table:table-cell office:value-type="float" office:value="54.48639" calcext:value-type="float">
            <text:p>54.4863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8" calcext:value-type="float">
            <text:p>283538</text:p>
          </table:table-cell>
          <table:table-cell office:value-type="float" office:value="37.69667" calcext:value-type="float">
            <text:p>37.69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9" calcext:value-type="float">
            <text:p>283539</text:p>
          </table:table-cell>
          <table:table-cell office:value-type="float" office:value="39.66444" calcext:value-type="float">
            <text:p>39.6644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0" calcext:value-type="float">
            <text:p>283540</text:p>
          </table:table-cell>
          <table:table-cell office:value-type="float" office:value="37.66694" calcext:value-type="float">
            <text:p>37.6669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1" calcext:value-type="float">
            <text:p>283541</text:p>
          </table:table-cell>
          <table:table-cell office:value-type="float" office:value="37.68361" calcext:value-type="float">
            <text:p>37.68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2" calcext:value-type="float">
            <text:p>283542</text:p>
          </table:table-cell>
          <table:table-cell office:value-type="float" office:value="37.63833" calcext:value-type="float">
            <text:p>37.6383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3" calcext:value-type="float">
            <text:p>283543</text:p>
          </table:table-cell>
          <table:table-cell office:value-type="float" office:value="40.25028" calcext:value-type="float">
            <text:p>40.250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4" calcext:value-type="float">
            <text:p>283544</text:p>
          </table:table-cell>
          <table:table-cell office:value-type="float" office:value="37.66222" calcext:value-type="float">
            <text:p>37.662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5" calcext:value-type="float">
            <text:p>283545</text:p>
          </table:table-cell>
          <table:table-cell office:value-type="float" office:value="40.42167" calcext:value-type="float">
            <text:p>40.42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6" calcext:value-type="float">
            <text:p>283546</text:p>
          </table:table-cell>
          <table:table-cell office:value-type="float" office:value="41.38417" calcext:value-type="float">
            <text:p>41.3841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7" calcext:value-type="float">
            <text:p>283547</text:p>
          </table:table-cell>
          <table:table-cell office:value-type="float" office:value="37.73083" calcext:value-type="float">
            <text:p>37.73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8" calcext:value-type="float">
            <text:p>283548</text:p>
          </table:table-cell>
          <table:table-cell office:value-type="float" office:value="37.82778" calcext:value-type="float">
            <text:p>37.8277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9" calcext:value-type="float">
            <text:p>283549</text:p>
          </table:table-cell>
          <table:table-cell office:value-type="float" office:value="37.65361" calcext:value-type="float">
            <text:p>37.65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0" calcext:value-type="float">
            <text:p>283550</text:p>
          </table:table-cell>
          <table:table-cell office:value-type="float" office:value="37.66472" calcext:value-type="float">
            <text:p>37.66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1" calcext:value-type="float">
            <text:p>283551</text:p>
          </table:table-cell>
          <table:table-cell office:value-type="float" office:value="37.69861" calcext:value-type="float">
            <text:p>37.698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2" calcext:value-type="float">
            <text:p>283552</text:p>
          </table:table-cell>
          <table:table-cell office:value-type="float" office:value="47.20611" calcext:value-type="float">
            <text:p>47.206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3" calcext:value-type="float">
            <text:p>283553</text:p>
          </table:table-cell>
          <table:table-cell office:value-type="float" office:value="55.78056" calcext:value-type="float">
            <text:p>55.780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4" calcext:value-type="float">
            <text:p>283554</text:p>
          </table:table-cell>
          <table:table-cell office:value-type="float" office:value="39.09528" calcext:value-type="float">
            <text:p>39.095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5" calcext:value-type="float">
            <text:p>283555</text:p>
          </table:table-cell>
          <table:table-cell office:value-type="float" office:value="51.97361" calcext:value-type="float">
            <text:p>51.97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6" calcext:value-type="float">
            <text:p>283556</text:p>
          </table:table-cell>
          <table:table-cell office:value-type="float" office:value="50.69778" calcext:value-type="float">
            <text:p>50.6977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6.2$Linux_X86_64 LibreOffice_project/30$Build-2</meta:generator>
    <dc:date>2022-11-09T10:51:48.575488600</dc:date>
    <meta:editing-duration>P6DT24M14S</meta:editing-duration>
    <meta:editing-cycles>327</meta:editing-cycles>
    <meta:document-statistic meta:table-count="1" meta:cell-count="9308" meta:object-count="0"/>
  </office:meta>
</office:document-meta>
</file>